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20.64pt"/>
    </style:style>
    <style:style style:name="co9" style:family="table-column">
      <style:table-column-properties fo:break-before="auto" style:column-width="30.36pt"/>
    </style:style>
    <style:style style:name="co10" style:family="table-column">
      <style:table-column-properties fo:break-before="auto" style:column-width="56.55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est_Case_Statistic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  <table:table-cell/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nalyze-string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pply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llation-ke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scape-html-uri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ld-lef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ld-righ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intege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function-name.xm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generate-i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as-children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d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dref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nermost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iri-to-uri.xm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json-doc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json-to-xml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ad-xquery-module.xm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atches.re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one-or-more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outermost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json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erializ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or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ail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anslate.xml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ordere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xml-to-jso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find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get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ilter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latten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r-each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for-each-pai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get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head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insert-before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remove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ort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rray/tail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base64Binary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error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excep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greater-than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hexBinary-less-than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intersec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de-after.xm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de-before.xml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numeric-unary-plus.xm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QName-equal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union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llowingEmpt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rrowPostfix.xm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bb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BaseURIDecl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BoundarySpaceDecl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1239" calcext:value-type="float">
            <text:p>1239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astExpr.schema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structionDecl.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ntextItemExpr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pyNamespacesDecl.xm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ountClau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LWORExp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OrderingModeDecl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TypeswitchExpr.xm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lidateExpr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StaticContex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misc/XMLEditio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adaptive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json.x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text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xhtml.x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ser/method-xml.x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2" calcext:value-type="float">
            <text:p>5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/>
          <table:table-cell table:formula="of:=SUM([.B2:.B427])" office:value-type="float" office:value="6898" calcext:value-type="float">
            <text:p>6898</text:p>
          </table:table-cell>
          <table:table-cell table:formula="of:=SUM([.C2:.C427])" office:value-type="float" office:value="2553" calcext:value-type="float">
            <text:p>2553</text:p>
          </table:table-cell>
          <table:table-cell table:formula="of:=SUM([.D2:.D427])" office:value-type="float" office:value="5" calcext:value-type="float">
            <text:p>5</text:p>
          </table:table-cell>
          <table:table-cell table:formula="of:=SUM([.E2:.E427])" office:value-type="float" office:value="1481" calcext:value-type="float">
            <text:p>1481</text:p>
          </table:table-cell>
          <table:table-cell table:formula="of:=SUM([.F2:.F427])" office:value-type="float" office:value="13171" calcext:value-type="float">
            <text:p>13171</text:p>
          </table:table-cell>
          <table:table-cell table:formula="of:=SUM([.G2:.G427])" office:value-type="float" office:value="4528" calcext:value-type="float">
            <text:p>4528</text:p>
          </table:table-cell>
          <table:table-cell table:formula="of:=SUM([.H2:.H427])" office:value-type="float" office:value="2884" calcext:value-type="float">
            <text:p>2884</text:p>
          </table:table-cell>
          <table:table-cell table:number-columns-repeated="3"/>
          <table:table-cell table:formula="of:=SUM([.B428:.H428])" office:value-type="float" office:value="31520" calcext:value-type="float">
            <text:p>31520</text:p>
          </table:table-cell>
        </table:table-row>
        <table:table-row table:style-name="ro1">
          <table:table-cell/>
          <table:table-cell table:style-name="ce1" table:formula="of:=[.B428]/[.$L428]" office:value-type="percentage" office:value="0.218845177664975" calcext:value-type="percentage">
            <text:p>21.88%</text:p>
          </table:table-cell>
          <table:table-cell table:style-name="ce1" table:formula="of:=[.C428]/[.$L428]" office:value-type="percentage" office:value="0.080996192893401" calcext:value-type="percentage">
            <text:p>8.10%</text:p>
          </table:table-cell>
          <table:table-cell table:style-name="ce1" table:formula="of:=[.D428]/[.$L428]" office:value-type="percentage" office:value="0.000158629441624365" calcext:value-type="percentage">
            <text:p>0.02%</text:p>
          </table:table-cell>
          <table:table-cell table:style-name="ce1" table:formula="of:=[.E428]/[.$L428]" office:value-type="percentage" office:value="0.0469860406091371" calcext:value-type="percentage">
            <text:p>4.70%</text:p>
          </table:table-cell>
          <table:table-cell table:style-name="ce1" table:formula="of:=[.F428]/[.$L428]" office:value-type="percentage" office:value="0.417861675126904" calcext:value-type="percentage">
            <text:p>41.79%</text:p>
          </table:table-cell>
          <table:table-cell table:style-name="ce1" table:formula="of:=[.G428]/[.$L428]" office:value-type="percentage" office:value="0.143654822335025" calcext:value-type="percentage">
            <text:p>14.37%</text:p>
          </table:table-cell>
          <table:table-cell table:style-name="ce1" table:formula="of:=[.H428]/[.$L428]" office:value-type="percentage" office:value="0.091497461928934" calcext:value-type="percentage">
            <text:p>9.15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23:00:20.27417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05T21:26:17.092512617</dc:date>
    <meta:editing-duration>PT8H15M41S</meta:editing-duration>
    <meta:editing-cycles>2</meta:editing-cycles>
    <meta:generator>LibreOffice/6.0.7.3$Linux_X86_64 LibreOffice_project/00m0$Build-3</meta:generator>
    <meta:document-statistic meta:table-count="1" meta:cell-count="4712" meta:object-count="0"/>
  </office:meta>
</office:document-meta>
</file>